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40000001677E50662B93729A8.png" manifest:media-type="image/png"/>
  <manifest:file-entry manifest:full-path="Pictures/10000201000002F9000000658F4393DA246A4074.png" manifest:media-type="image/png"/>
  <manifest:file-entry manifest:full-path="Pictures/100002010000001C0000001C114796B7480AF494.png" manifest:media-type="image/png"/>
  <manifest:file-entry manifest:full-path="Pictures/10000201000003C0000002D0D894EA4BFAC7D6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Ubuntu1" svg:font-family="Ubuntu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Ubuntu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d8d8d8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a5a5a5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background-visible="true" presentation:background-objects-visible="true" draw:fill="solid" draw:fill-color="#d8d8d8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d8d8d8" presentation:display-footer="false" presentation:display-page-number="false" presentation:display-date-time="false" smil:type="pushWipe" smil:subtype="fromLeft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0cm" fo:min-width="0cm" fo:padding-top="0.19cm" fo:padding-bottom="0.19cm" fo:padding-left="0.19cm" fo:padding-right="0.19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19cm" fo:padding-right="0.19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0cm" fo:min-width="0cm" fo:padding-top="0.19cm" fo:padding-bottom="0.19cm" fo:padding-left="0.19cm" fo:padding-right="0.19cm" fo:wrap-option="wrap" draw:shadow="visible" draw:shadow-offset-x="0cm" draw:shadow-offset-y="0.106cm" draw:shadow-color="#000000" draw:shadow-opacity="40%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6600" draw:stroke-linejoin="round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ff66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19cm" fo:padding-right="0.19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Slide_20_de_20_título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62626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9" style:family="paragraph">
      <style:paragraph-properties fo:margin-left="0.953cm" fo:margin-right="0cm" fo:margin-top="0cm" fo:margin-bottom="0cm" fo:line-height="100%" fo:text-align="justify" fo:text-indent="-0.952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1" fo:font-size="24pt" fo:letter-spacing="normal" fo:font-style="italic" style:text-underline-style="none" fo:font-weight="bold" style:font-name-asian="Ubuntu1" style:font-size-asian="24pt" style:font-style-asian="italic" style:font-weight-asian="bold" style:font-name-complex="Ubuntu1" style:font-size-complex="24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1" fo:font-size="18pt" fo:letter-spacing="normal" fo:font-style="normal" style:text-underline-style="none" fo:font-weight="bold" style:font-name-asian="Ubuntu1" style:font-size-asian="18pt" style:font-style-asian="normal" style:font-weight-asian="bold" style:font-name-complex="Ubuntu1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1" fo:font-size="18pt" fo:letter-spacing="normal" fo:font-style="normal" style:text-underline-style="none" fo:font-weight="bold" style:font-name-asian="Ubuntu1" style:font-size-asian="18pt" style:font-style-asian="normal" style:font-weight-asian="bold" style:font-name-complex="Ubuntu1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1" fo:font-size="18pt" fo:letter-spacing="normal" fo:font-style="italic" style:text-underline-style="none" fo:font-weight="bold" style:font-name-asian="Ubuntu1" style:font-size-asian="18pt" style:font-style-asian="italic" style:font-weight-asian="bold" style:font-name-complex="Ubuntu1" style:font-size-complex="18pt" style:font-style-complex="italic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Ubuntu1" fo:font-size="24pt" fo:letter-spacing="normal" fo:font-style="normal" style:text-underline-style="none" fo:font-weight="bold" style:font-name-asian="Ubuntu1" style:font-size-asian="24pt" style:font-style-asian="normal" style:font-weight-asian="bold" style:font-name-complex="Ubuntu1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1" fo:font-size="20pt" fo:letter-spacing="normal" fo:font-style="italic" style:text-underline-style="none" fo:font-weight="bold" style:font-name-asian="Ubuntu1" style:font-size-asian="20pt" style:font-style-asian="italic" style:font-weight-asian="bold" style:font-name-complex="Ubuntu1" style:font-size-complex="20pt" style:font-style-complex="italic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Ubuntu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Ubuntu1" fo:font-size="18pt" fo:letter-spacing="normal" fo:font-style="normal" style:text-underline-style="none" fo:font-weight="normal" style:font-name-asian="Ubuntu1" style:font-size-asian="18pt" style:font-style-asian="normal" style:font-weight-asian="normal" style:font-name-complex="Ubuntu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1" fo:font-size="18pt" fo:letter-spacing="normal" fo:font-style="normal" style:text-underline-style="none" fo:font-weight="normal" style:font-name-asian="Ubuntu1" style:font-size-asian="18pt" style:font-style-asian="normal" style:font-weight-asian="normal" style:font-name-complex="Ubuntu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05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70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705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5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">
        <style:list-level-properties text:space-before="0.001cm" text:min-label-width="0.952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draw:frame draw:name="Shape 182" draw:style-name="gr1" draw:text-style-name="P1" draw:layer="layout" svg:width="0.554cm" svg:height="0.554cm" svg:x="23.495cm" svg:y="0.804cm">
          <draw:image xlink:href="Pictures/100002010000001C0000001C114796B7480AF494.png" xlink:type="simple" xlink:show="embed" xlink:actuate="onLoad">
            <text:p/>
          </draw:image>
        </draw:frame>
        <draw:custom-shape draw:name="Shape 183" draw:style-name="gr2" draw:text-style-name="P2" draw:layer="layout" svg:width="25.461cm" svg:height="14.284cm" svg:x="-0.062cm" svg:y="0.0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3" draw:text-style-name="P4" draw:layer="layout" svg:width="25.339cm" svg:height="0.952cm" svg:x="0.002cm" svg:y="5.736cm">
          <text:p text:style-name="P3"><text:span text:style-name="T1">Caminhar (Percorrer)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</anim:par>
        <presentation:notes draw:style-name="dp2">
          <draw:frame draw:name="Shape 179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80" draw:style-name="gr4" draw:layer="layout" svg:width="15.239cm" svg:height="8.571cm" svg:x="1.905cm" svg:y="3.175cm" draw:page-number="1" presentation:class="page"/>
        </presentation:notes>
      </draw:page>
      <draw:page draw:name="page2" draw:style-name="dp3" draw:master-page-name="Blank_20_Slide" xml:id="id2" draw:id="id2">
        <draw:custom-shape draw:name="Shape 190" draw:style-name="gr5" draw:text-style-name="P2" draw:layer="layout" svg:width="25.395cm" svg:height="12.25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6" draw:text-style-name="P4" draw:layer="layout" svg:width="9.324cm" svg:height="1.798cm" svg:x="2.828cm" svg:y="1.194cm">
          <text:p text:style-name="P6"><text:span text:style-name="T3">Percorrendo uma árvore Biná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7" draw:text-style-name="P4" draw:layer="layout" svg:width="18.958cm" svg:height="5.938cm" svg:x="3.441cm" svg:y="4.461cm">
          <text:p text:style-name="P7"><text:span text:style-name="T4">Muita operações em árvores binárias necessitam que se percorra todos os nós de suas</text:span><text:span text:style-name="T5"> </text:span><text:span text:style-name="T4">sub-árvores, executando alguma ação ou tratamento em cada nó.</text:span><text:span text:style-name="T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fade" smil:subtype="crossfade"/>
          </anim:par>
        </anim:par>
        <presentation:notes draw:style-name="dp2">
          <draw:frame draw:name="Shape 186" presentation:style-name="pr2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Shape 187" draw:style-name="gr8" draw:text-style-name="P4" draw:layer="layout" svg:width="8.252cm" svg:height="1.271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188" draw:style-name="gr4" draw:layer="layout" svg:width="15.239cm" svg:height="8.571cm" svg:x="1.905cm" svg:y="3.175cm" draw:page-number="2" presentation:class="page"/>
        </presentation:notes>
      </draw:page>
      <draw:page draw:name="page3" draw:style-name="dp3" draw:master-page-name="Blank_20_Slide" xml:id="id3" draw:id="id3">
        <draw:custom-shape draw:name="Shape 198" draw:style-name="gr5" draw:text-style-name="P2" draw:layer="layout" svg:width="25.395cm" svg:height="12.25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6" draw:text-style-name="P4" draw:layer="layout" svg:width="9.324cm" svg:height="1.798cm" svg:x="2.828cm" svg:y="1.194cm">
          <text:p text:style-name="P6"><text:span text:style-name="T3">Percorrendo uma árvore Biná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7" draw:text-style-name="P4" draw:layer="layout" svg:width="18.958cm" svg:height="5.938cm" svg:x="3.441cm" svg:y="4.461cm">
          <text:list text:style-name="L3">
            <text:list-item>
              <text:p text:style-name="P8"><text:span text:style-name="T4">Cada nó é “visitado” uma única vez.</text:span></text:p>
            </text:list-item>
          </text:list>
          <text:p text:style-name="P7"><text:span text:style-name="T5"/></text:p>
          <text:list text:continue-numbering="true" text:style-name="L3">
            <text:list-item>
              <text:p text:style-name="P7"><text:span text:style-name="T4">Isso gera uma sequência linear de nós, cuja ordem</text:span><text:span text:style-name="T5"> </text:span><text:span text:style-name="T4">depende de como a árvore foi percorrida.</text:span><text:span text:style-name="T5"> </text:span></text:p>
            </text:list-item>
          </text:list>
          <text:p text:style-name="P7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3s" smil:type="fade" smil:subtype="crossfade"/>
          </anim:par>
        </anim:par>
        <presentation:notes draw:style-name="dp2">
          <draw:frame draw:name="Shape 194" presentation:style-name="pr2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Shape 195" draw:style-name="gr8" draw:text-style-name="P4" draw:layer="layout" svg:width="8.252cm" svg:height="1.271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196" draw:style-name="gr4" draw:layer="layout" svg:width="15.239cm" svg:height="8.571cm" svg:x="1.905cm" svg:y="3.175cm" draw:page-number="3" presentation:class="page"/>
        </presentation:notes>
      </draw:page>
      <draw:page draw:name="page4" draw:style-name="dp4" draw:master-page-name="Blank_20_Slide" xml:id="id4" draw:id="id4">
        <draw:custom-shape draw:name="Shape 206" draw:style-name="gr5" draw:text-style-name="P2" draw:layer="layout" svg:width="25.395cm" svg:height="12.25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6" draw:text-style-name="P4" draw:layer="layout" svg:width="9.324cm" svg:height="1.798cm" svg:x="2.828cm" svg:y="1.194cm">
          <text:p text:style-name="P6"><text:span text:style-name="T3">Percorrendo uma árvore Biná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8" draw:style-name="gr7" draw:text-style-name="P4" draw:layer="layout" svg:width="19.551cm" svg:height="6.649cm" svg:x="2.924cm" svg:y="3.791cm">
          <text:p text:style-name="P7"><text:span text:style-name="T4">Podemos percorrer a árvores de 3 formas</text:span></text:p>
          <text:p text:style-name="P7"><text:span text:style-name="T4">(essas são as mais importantes, existem outras)</text:span></text:p>
          <text:p text:style-name="P7"><text:span text:style-name="T5"/></text:p>
          <text:list text:style-name="L7">
            <text:list-item>
              <text:p text:style-name="P7"><text:span text:style-name="T6">Pré-Ordem</text:span></text:p>
            </text:list-item>
            <text:list-item>
              <text:p text:style-name="P7"><text:span text:style-name="T6">Pós-Ordem</text:span></text:p>
            </text:list-item>
            <text:list-item>
              <text:p text:style-name="P7"><text:span text:style-name="T6">Ordem</text:span></text:p>
            </text:list-item>
          </text:list>
          <text:p text:style-name="P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3s" smil:type="fade" smil:subtype="crossfade"/>
          </anim:par>
        </anim:par>
        <presentation:notes draw:style-name="dp2">
          <draw:frame draw:name="Shape 202" presentation:style-name="pr2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Shape 203" draw:style-name="gr8" draw:text-style-name="P4" draw:layer="layout" svg:width="8.252cm" svg:height="1.271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204" draw:style-name="gr4" draw:layer="layout" svg:width="15.239cm" svg:height="8.571cm" svg:x="1.905cm" svg:y="3.175cm" draw:page-number="4" presentation:class="page"/>
        </presentation:notes>
      </draw:page>
      <draw:page draw:name="page5" draw:style-name="dp3" draw:master-page-name="Blank_20_Slide" xml:id="id5" draw:id="id5">
        <draw:custom-shape draw:name="Shape 214" draw:style-name="gr5" draw:text-style-name="P2" draw:layer="layout" svg:width="25.395cm" svg:height="12.25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6" draw:text-style-name="P4" draw:layer="layout" svg:width="9.324cm" svg:height="1.798cm" svg:x="2.828cm" svg:y="1.194cm">
          <text:p text:style-name="P7"><text:span text:style-name="T3">Pré-Ordem</text:span><text:span text:style-name="T7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7" draw:text-style-name="P4" draw:layer="layout" svg:width="18.958cm" svg:height="5.938cm" svg:x="2.828cm" svg:y="4.187cm">
          <text:list text:style-name="L7">
            <text:list-item>
              <text:p text:style-name="P8"><text:span text:style-name="T4">Visita a “raiz”</text:span></text:p>
            </text:list-item>
            <text:list-item>
              <text:p text:style-name="P8"><text:span text:style-name="T4">Visita o filho da “esquerda” </text:span></text:p>
            </text:list-item>
            <text:list-item>
              <text:p text:style-name="P8"><text:span text:style-name="T4">Visita o filho da “direita”</text:span></text:p>
            </text:list-item>
          </text:list>
          <text:p text:style-name="P7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3s" smil:type="fade" smil:subtype="crossfade"/>
          </anim:par>
        </anim:par>
        <presentation:notes draw:style-name="dp2">
          <draw:frame draw:name="Shape 210" presentation:style-name="pr2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Shape 211" draw:style-name="gr8" draw:text-style-name="P4" draw:layer="layout" svg:width="8.252cm" svg:height="1.271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212" draw:style-name="gr4" draw:layer="layout" svg:width="15.239cm" svg:height="8.571cm" svg:x="1.905cm" svg:y="3.175cm" draw:page-number="5" presentation:class="page"/>
        </presentation:notes>
      </draw:page>
      <draw:page draw:name="page6" draw:style-name="dp5" draw:master-page-name="Slide_20_de_20_título" presentation:presentation-page-layout-name="AL2T0">
        <draw:custom-shape draw:name="Shape 221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24">
          <draw:custom-shape draw:name="Shape 225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26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27" draw:style-name="gr10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28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29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30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31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32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33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34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5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6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37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8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39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40" draw:style-name="gr13" draw:text-style-name="P4" draw:layer="layout" svg:width="7.05cm" svg:height="0.961cm" svg:x="15.137cm" svg:y="3.541cm">
          <text:p text:style-name="P6"><text:span text:style-name="T5">1 - Imprime A, visita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8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219" draw:style-name="gr4" draw:layer="layout" svg:width="15.239cm" svg:height="8.571cm" svg:x="1.905cm" svg:y="3.175cm" draw:page-number="6" presentation:class="page"/>
        </presentation:notes>
      </draw:page>
      <draw:page draw:name="page7" draw:style-name="dp5" draw:master-page-name="Slide_20_de_20_título" presentation:presentation-page-layout-name="AL2T0">
        <draw:custom-shape draw:name="Shape 246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49">
          <draw:custom-shape draw:name="Shape 250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51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52" draw:style-name="gr10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53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54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55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56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57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58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59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60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61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62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63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64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65" draw:style-name="gr13" draw:text-style-name="P4" draw:layer="layout" svg:width="7.05cm" svg:height="0.961cm" svg:x="15.137cm" svg:y="3.541cm">
          <text:p text:style-name="P6"><text:span text:style-name="T5">2 - Imprime B, visita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243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244" draw:style-name="gr4" draw:layer="layout" svg:width="15.239cm" svg:height="8.571cm" svg:x="1.905cm" svg:y="3.175cm" draw:page-number="7" presentation:class="page"/>
        </presentation:notes>
      </draw:page>
      <draw:page draw:name="page8" draw:style-name="dp5" draw:master-page-name="Slide_20_de_20_título" presentation:presentation-page-layout-name="AL2T0">
        <draw:custom-shape draw:name="Shape 273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76">
          <draw:custom-shape draw:name="Shape 277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78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79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80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81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82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83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84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85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86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87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88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89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90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91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92" draw:style-name="gr13" draw:text-style-name="P4" draw:layer="layout" svg:width="8.762cm" svg:height="0.961cm" svg:x="15.137cm" svg:y="3.541cm">
          <text:p text:style-name="P6"><text:span text:style-name="T5">3 - Imprime D, volta para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4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96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7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270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271" draw:style-name="gr4" draw:layer="layout" svg:width="15.239cm" svg:height="8.571cm" svg:x="1.905cm" svg:y="3.175cm" draw:page-number="8" presentation:class="page"/>
        </presentation:notes>
      </draw:page>
      <draw:page draw:name="page9" draw:style-name="dp5" draw:master-page-name="Slide_20_de_20_título" presentation:presentation-page-layout-name="AL2T0">
        <draw:custom-shape draw:name="Shape 302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3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4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05">
          <draw:custom-shape draw:name="Shape 306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07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08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09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10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11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12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13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14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15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16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17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18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19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320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21" draw:style-name="gr13" draw:text-style-name="P4" draw:layer="layout" svg:width="3.608cm" svg:height="0.961cm" svg:x="15.137cm" svg:y="3.541cm">
          <text:p text:style-name="P6"><text:span text:style-name="T5">4 - Visita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25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27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299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300" draw:style-name="gr4" draw:layer="layout" svg:width="15.239cm" svg:height="8.571cm" svg:x="1.905cm" svg:y="3.175cm" draw:page-number="9" presentation:class="page"/>
        </presentation:notes>
      </draw:page>
      <draw:page draw:name="page10" draw:style-name="dp5" draw:master-page-name="Slide_20_de_20_título" presentation:presentation-page-layout-name="AL2T0">
        <draw:custom-shape draw:name="Shape 333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36">
          <draw:custom-shape draw:name="Shape 337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38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39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0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1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2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3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4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45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46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7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8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49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50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351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52" draw:style-name="gr13" draw:text-style-name="P4" draw:layer="layout" svg:width="7.022cm" svg:height="0.961cm" svg:x="15.137cm" svg:y="3.541cm">
          <text:p text:style-name="P6"><text:span text:style-name="T5">5 - Imprime E, visita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3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56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58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60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330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331" draw:style-name="gr4" draw:layer="layout" svg:width="15.239cm" svg:height="8.571cm" svg:x="1.905cm" svg:y="3.175cm" draw:page-number="10" presentation:class="page"/>
        </presentation:notes>
      </draw:page>
      <draw:page draw:name="page11" draw:style-name="dp5" draw:master-page-name="Slide_20_de_20_título" presentation:presentation-page-layout-name="AL2T0">
        <draw:custom-shape draw:name="Shape 366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69">
          <draw:custom-shape draw:name="Shape 370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71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72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73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74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75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76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77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78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79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0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1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82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3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384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85" draw:style-name="gr13" draw:text-style-name="P4" draw:layer="layout" svg:width="8.729cm" svg:height="0.961cm" svg:x="15.137cm" svg:y="3.541cm">
          <text:p text:style-name="P6"><text:span text:style-name="T5">6 - Imprime F, volta para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89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91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93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95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363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364" draw:style-name="gr4" draw:layer="layout" svg:width="15.239cm" svg:height="8.571cm" svg:x="1.905cm" svg:y="3.175cm" draw:page-number="11" presentation:class="page"/>
        </presentation:notes>
      </draw:page>
      <draw:page draw:name="page12" draw:style-name="dp5" draw:master-page-name="Slide_20_de_20_título" presentation:presentation-page-layout-name="AL2T0">
        <draw:custom-shape draw:name="Shape 401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3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04">
          <draw:custom-shape draw:name="Shape 405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06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07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08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09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10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11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12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13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14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5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6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17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8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19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20" draw:style-name="gr13" draw:text-style-name="P4" draw:layer="layout" svg:width="3.62cm" svg:height="0.961cm" svg:x="15.137cm" svg:y="3.541cm">
          <text:p text:style-name="P6"><text:span text:style-name="T5">7 - Visita 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1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2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3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24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5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26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7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28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9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30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1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32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3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398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399" draw:style-name="gr4" draw:layer="layout" svg:width="15.239cm" svg:height="8.571cm" svg:x="1.905cm" svg:y="3.175cm" draw:page-number="12" presentation:class="page"/>
        </presentation:notes>
      </draw:page>
      <draw:page draw:name="page13" draw:style-name="dp5" draw:master-page-name="Slide_20_de_20_título" presentation:presentation-page-layout-name="AL2T0">
        <draw:custom-shape draw:name="Shape 438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9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0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41">
          <draw:custom-shape draw:name="Shape 442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43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44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45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46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47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48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49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50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51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52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53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54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55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56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57" draw:style-name="gr13" draw:text-style-name="P4" draw:layer="layout" svg:width="8.99cm" svg:height="0.961cm" svg:x="15.137cm" svg:y="3.541cm">
          <text:p text:style-name="P6"><text:span text:style-name="T5">8 - Imprime G, volta para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8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9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61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2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63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4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65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67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8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69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0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71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2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435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436" draw:style-name="gr4" draw:layer="layout" svg:width="15.239cm" svg:height="8.571cm" svg:x="1.905cm" svg:y="3.175cm" draw:page-number="13" presentation:class="page"/>
        </presentation:notes>
      </draw:page>
      <draw:page draw:name="page14" draw:style-name="dp5" draw:master-page-name="Slide_20_de_20_título" presentation:presentation-page-layout-name="AL2T0">
        <draw:custom-shape draw:name="Shape 477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8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9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80">
          <draw:custom-shape draw:name="Shape 481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82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83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84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85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86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87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488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89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0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1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2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3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4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95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96" draw:style-name="gr13" draw:text-style-name="P4" draw:layer="layout" svg:width="5.733cm" svg:height="0.961cm" svg:x="15.137cm" svg:y="3.541cm">
          <text:p text:style-name="P6"><text:span text:style-name="T5">9 - Volta para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7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8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9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00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1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02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3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04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5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06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7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08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9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10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1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12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3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474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475" draw:style-name="gr4" draw:layer="layout" svg:width="15.239cm" svg:height="8.571cm" svg:x="1.905cm" svg:y="3.175cm" draw:page-number="14" presentation:class="page"/>
        </presentation:notes>
      </draw:page>
      <draw:page draw:name="page15" draw:style-name="dp5" draw:master-page-name="Slide_20_de_20_título" presentation:presentation-page-layout-name="AL2T0">
        <draw:custom-shape draw:name="Shape 518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0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521">
          <draw:custom-shape draw:name="Shape 522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23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24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25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26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27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28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29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30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31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2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3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34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5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36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37" draw:style-name="gr13" draw:text-style-name="P4" draw:layer="layout" svg:width="7.083cm" svg:height="0.961cm" svg:x="15.137cm" svg:y="3.541cm">
          <text:p text:style-name="P6"><text:span text:style-name="T5">10 - Volta para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8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9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0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41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2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43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4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45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6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47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8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49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0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51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2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53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4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55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6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515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516" draw:style-name="gr4" draw:layer="layout" svg:width="15.239cm" svg:height="8.571cm" svg:x="1.905cm" svg:y="3.175cm" draw:page-number="15" presentation:class="page"/>
        </presentation:notes>
      </draw:page>
      <draw:page draw:name="page16" draw:style-name="dp5" draw:master-page-name="Slide_20_de_20_título" presentation:presentation-page-layout-name="AL2T0">
        <draw:custom-shape draw:name="Shape 561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2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3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564">
          <draw:custom-shape draw:name="Shape 565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66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67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68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69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70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71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72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73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74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5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6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77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8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79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80" draw:style-name="gr13" draw:text-style-name="P4" draw:layer="layout" svg:width="5.601cm" svg:height="0.961cm" svg:x="15.137cm" svg:y="3.541cm">
          <text:p text:style-name="P6"><text:span text:style-name="T5">11 - Visita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1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2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3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84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5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86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7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88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90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92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3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94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5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96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598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00" draw:style-name="gr7" draw:text-style-name="P4" draw:layer="layout" svg:width="1.86cm" svg:height="0.96cm" svg:x="10.484cm" svg:y="4.777cm">
          <text:p text:style-name="P6"><text:span text:style-name="T1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1" draw:style-name="gr12" draw:text-style-name="P1" draw:layer="layout" svg:width="1.701cm" svg:height="0.9cm" svg:x="10.182cm" svg:y="4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558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559" draw:style-name="gr4" draw:layer="layout" svg:width="15.239cm" svg:height="8.571cm" svg:x="1.905cm" svg:y="3.175cm" draw:page-number="16" presentation:class="page"/>
        </presentation:notes>
      </draw:page>
      <draw:page draw:name="page17" draw:style-name="dp5" draw:master-page-name="Slide_20_de_20_título" presentation:presentation-page-layout-name="AL2T0">
        <draw:custom-shape draw:name="Shape 606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7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8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609">
          <draw:custom-shape draw:name="Shape 610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11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12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13" draw:style-name="gr9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14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15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16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17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618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619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0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1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622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3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624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25" draw:style-name="gr13" draw:text-style-name="P4" draw:layer="layout" svg:width="8.795cm" svg:height="0.961cm" svg:x="15.137cm" svg:y="3.541cm">
          <text:p text:style-name="P6"><text:span text:style-name="T5">12 - Imprime C, volta para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6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7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8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29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0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31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2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33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4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35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6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37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8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39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0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41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2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43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4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45" draw:style-name="gr7" draw:text-style-name="P4" draw:layer="layout" svg:width="1.86cm" svg:height="0.96cm" svg:x="10.484cm" svg:y="4.777cm">
          <text:p text:style-name="P6"><text:span text:style-name="T1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6" draw:style-name="gr12" draw:text-style-name="P1" draw:layer="layout" svg:width="1.701cm" svg:height="0.9cm" svg:x="10.182cm" svg:y="4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47" draw:style-name="gr12" draw:text-style-name="P1" draw:layer="layout" svg:width="1.7cm" svg:height="0.9cm" draw:transform="rotate (-3.14159265358979) translate (12.583cm 4.9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603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604" draw:style-name="gr4" draw:layer="layout" svg:width="15.239cm" svg:height="8.571cm" svg:x="1.905cm" svg:y="3.175cm" draw:page-number="17" presentation:class="page"/>
        </presentation:notes>
      </draw:page>
      <draw:page draw:name="page18" draw:style-name="dp5" draw:master-page-name="Slide_20_de_20_título" presentation:presentation-page-layout-name="AL2T0">
        <draw:custom-shape draw:name="Shape 652" draw:style-name="gr6" draw:text-style-name="P4" draw:layer="layout" svg:width="7.628cm" svg:height="1.798cm" svg:x="0.554cm" svg:y="2.074cm">
          <text:p text:style-name="P6"><text:span text:style-name="T8">Pré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3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4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655">
          <draw:custom-shape draw:name="Shape 656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57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58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59" draw:style-name="gr9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60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61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62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63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664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665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6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7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668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9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670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71" draw:style-name="gr13" draw:text-style-name="P4" draw:layer="layout" svg:width="7.624cm" svg:height="2.5cm" svg:x="15.137cm" svg:y="3.541cm">
          <text:p text:style-name="P10"><text:span text:style-name="T5">Todos os nós visitados </text:span></text:p>
          <text:p text:style-name="P10"><text:span text:style-name="T5">e </text:span></text:p>
          <text:p text:style-name="P10"><text:span text:style-name="T5">fim da caminhad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2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3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4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75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6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77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8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79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0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81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2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83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4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85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6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87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8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89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0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91" draw:style-name="gr7" draw:text-style-name="P4" draw:layer="layout" svg:width="1.86cm" svg:height="0.96cm" svg:x="10.484cm" svg:y="4.777cm">
          <text:p text:style-name="P6"><text:span text:style-name="T1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2" draw:style-name="gr12" draw:text-style-name="P1" draw:layer="layout" svg:width="1.701cm" svg:height="0.9cm" svg:x="10.182cm" svg:y="4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93" draw:style-name="gr12" draw:text-style-name="P1" draw:layer="layout" svg:width="1.7cm" svg:height="0.9cm" draw:transform="rotate (-3.14159265358979) translate (12.583cm 4.9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649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650" draw:style-name="gr4" draw:layer="layout" svg:width="15.239cm" svg:height="8.571cm" svg:x="1.905cm" svg:y="3.175cm" draw:page-number="18" presentation:class="page"/>
        </presentation:notes>
      </draw:page>
      <draw:page draw:name="page19" draw:style-name="dp3" draw:master-page-name="Blank_20_Slide" xml:id="id6" draw:id="id6">
        <draw:custom-shape draw:name="Shape 699" draw:style-name="gr5" draw:text-style-name="P2" draw:layer="layout" svg:width="25.395cm" svg:height="12.25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0" draw:style-name="gr6" draw:text-style-name="P4" draw:layer="layout" svg:width="9.324cm" svg:height="1.798cm" svg:x="2.828cm" svg:y="1.194cm">
          <text:p text:style-name="P7"><text:span text:style-name="T3">Pós-Ordem</text:span><text:span text:style-name="T7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1" draw:style-name="gr7" draw:text-style-name="P4" draw:layer="layout" svg:width="18.958cm" svg:height="5.938cm" svg:x="2.828cm" svg:y="4.187cm">
          <text:list text:style-name="L7">
            <text:list-item>
              <text:p text:style-name="P8"><text:span text:style-name="T4">Visita o filho da “esquerda”</text:span></text:p>
            </text:list-item>
            <text:list-item>
              <text:p text:style-name="P8"><text:span text:style-name="T4">Visita o filho da “direita”</text:span></text:p>
            </text:list-item>
            <text:list-item>
              <text:p text:style-name="P8"><text:span text:style-name="T4">Visita a “raiz”</text:span><text:span text:style-name="T5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3s" smil:type="fade" smil:subtype="crossfade"/>
          </anim:par>
        </anim:par>
        <presentation:notes draw:style-name="dp2">
          <draw:frame draw:name="Shape 695" presentation:style-name="pr2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Shape 696" draw:style-name="gr8" draw:text-style-name="P4" draw:layer="layout" svg:width="8.252cm" svg:height="1.271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697" draw:style-name="gr4" draw:layer="layout" svg:width="15.239cm" svg:height="8.571cm" svg:x="1.905cm" svg:y="3.175cm" draw:page-number="19" presentation:class="page"/>
        </presentation:notes>
      </draw:page>
      <draw:page draw:name="page20" draw:style-name="dp6" draw:master-page-name="Blank_20_Slide" xml:id="id7" draw:id="id7">
        <draw:custom-shape draw:name="Shape 706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7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08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709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710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711">
          <draw:custom-shape draw:name="Shape 712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13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14" draw:style-name="gr10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15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16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17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18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19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720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721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22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23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724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25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726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27" draw:style-name="gr13" draw:text-style-name="P4" draw:layer="layout" svg:width="4.581cm" svg:height="0.961cm" svg:x="15.137cm" svg:y="3.541cm">
          <text:p text:style-name="P6"><text:span text:style-name="T5">1 - Visita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8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3s" smil:type="pushWipe" smil:subtype="fromLeft"/>
          </anim:par>
        </anim:par>
        <presentation:notes draw:style-name="dp2">
          <draw:frame draw:name="Shape 703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704" draw:style-name="gr4" draw:layer="layout" svg:width="15.239cm" svg:height="8.571cm" svg:x="1.905cm" svg:y="3.175cm" draw:page-number="20" presentation:class="page"/>
        </presentation:notes>
      </draw:page>
      <draw:page draw:name="page21" draw:style-name="dp6" draw:master-page-name="Blank_20_Slide" xml:id="id8" draw:id="id8">
        <draw:custom-shape draw:name="Shape 733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4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35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736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737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738">
          <draw:custom-shape draw:name="Shape 739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40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41" draw:style-name="gr10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42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43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44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45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46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747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748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49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50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751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52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753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54" draw:style-name="gr13" draw:text-style-name="P4" draw:layer="layout" svg:width="5.042cm" svg:height="0.961cm" svg:x="15.137cm" svg:y="3.541cm">
          <text:p text:style-name="P6"><text:span text:style-name="T5">2 - Visita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5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6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7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8.begin">
            <anim:transitionFilter smil:dur="3s" smil:type="pushWipe" smil:subtype="fromLeft"/>
          </anim:par>
        </anim:par>
        <presentation:notes draw:style-name="dp2">
          <draw:frame draw:name="Shape 730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731" draw:style-name="gr4" draw:layer="layout" svg:width="15.239cm" svg:height="8.571cm" svg:x="1.905cm" svg:y="3.175cm" draw:page-number="21" presentation:class="page"/>
        </presentation:notes>
      </draw:page>
      <draw:page draw:name="page22" draw:style-name="dp6" draw:master-page-name="Blank_20_Slide" xml:id="id9" draw:id="id9">
        <draw:custom-shape draw:name="Shape 762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3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64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765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766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767">
          <draw:custom-shape draw:name="Shape 768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69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70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71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72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73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74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75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776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777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78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79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780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81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782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83" draw:style-name="gr13" draw:text-style-name="P4" draw:layer="layout" svg:width="9.005cm" svg:height="0.961cm" svg:x="15.137cm" svg:y="3.541cm">
          <text:p text:style-name="P6"><text:span text:style-name="T5">3 - Imprime D, volta para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4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5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6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87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8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9.begin">
            <anim:transitionFilter smil:dur="3s" smil:type="pushWipe" smil:subtype="fromLeft"/>
          </anim:par>
        </anim:par>
        <presentation:notes draw:style-name="dp2">
          <draw:frame draw:name="Shape 759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760" draw:style-name="gr4" draw:layer="layout" svg:width="15.239cm" svg:height="8.571cm" svg:x="1.905cm" svg:y="3.175cm" draw:page-number="22" presentation:class="page"/>
        </presentation:notes>
      </draw:page>
      <draw:page draw:name="page23" draw:style-name="dp6" draw:master-page-name="Blank_20_Slide" xml:id="id10" draw:id="id10">
        <draw:custom-shape draw:name="Shape 793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4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95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796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797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798">
          <draw:custom-shape draw:name="Shape 799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00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01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02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03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04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05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06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807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808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09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10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811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12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13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14" draw:style-name="gr13" draw:text-style-name="P4" draw:layer="layout" svg:width="3.608cm" svg:height="0.961cm" svg:x="15.137cm" svg:y="3.541cm">
          <text:p text:style-name="P6"><text:span text:style-name="T5">4 - Visita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5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6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7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18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9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20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1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0.begin">
            <anim:transitionFilter smil:dur="3s" smil:type="pushWipe" smil:subtype="fromLeft"/>
          </anim:par>
        </anim:par>
        <presentation:notes draw:style-name="dp2">
          <draw:frame draw:name="Shape 790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791" draw:style-name="gr4" draw:layer="layout" svg:width="15.239cm" svg:height="8.571cm" svg:x="1.905cm" svg:y="3.175cm" draw:page-number="23" presentation:class="page"/>
        </presentation:notes>
      </draw:page>
      <draw:page draw:name="page24" draw:style-name="dp6" draw:master-page-name="Blank_20_Slide" xml:id="id11" draw:id="id11">
        <draw:custom-shape draw:name="Shape 826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7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28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829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830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831">
          <draw:custom-shape draw:name="Shape 832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33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34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35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36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37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38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39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840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841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42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43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844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45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46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47" draw:style-name="gr13" draw:text-style-name="P4" draw:layer="layout" svg:width="3.572cm" svg:height="0.961cm" svg:x="15.137cm" svg:y="3.541cm">
          <text:p text:style-name="P6"><text:span text:style-name="T5">5 - Visita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8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9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0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51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2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53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4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55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6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1.begin">
            <anim:transitionFilter smil:dur="3s" smil:type="pushWipe" smil:subtype="fromLeft"/>
          </anim:par>
        </anim:par>
        <presentation:notes draw:style-name="dp2">
          <draw:frame draw:name="Shape 823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824" draw:style-name="gr4" draw:layer="layout" svg:width="15.239cm" svg:height="8.571cm" svg:x="1.905cm" svg:y="3.175cm" draw:page-number="24" presentation:class="page"/>
        </presentation:notes>
      </draw:page>
      <draw:page draw:name="page25" draw:style-name="dp6" draw:master-page-name="Blank_20_Slide" xml:id="id12" draw:id="id12">
        <draw:custom-shape draw:name="Shape 861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2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63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864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865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866">
          <draw:custom-shape draw:name="Shape 867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68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69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70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71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72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73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74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875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876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77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78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879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80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81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82" draw:style-name="gr13" draw:text-style-name="P4" draw:layer="layout" svg:width="8.99cm" svg:height="0.961cm" svg:x="15.137cm" svg:y="3.541cm">
          <text:p text:style-name="P6"><text:span text:style-name="T5">6 - Imprime F, volta para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3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86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7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88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9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90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1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92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2.begin">
            <anim:transitionFilter smil:dur="3s" smil:type="pushWipe" smil:subtype="fromLeft"/>
          </anim:par>
        </anim:par>
        <presentation:notes draw:style-name="dp2">
          <draw:frame draw:name="Shape 858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859" draw:style-name="gr4" draw:layer="layout" svg:width="15.239cm" svg:height="8.571cm" svg:x="1.905cm" svg:y="3.175cm" draw:page-number="25" presentation:class="page"/>
        </presentation:notes>
      </draw:page>
      <draw:page draw:name="page26" draw:style-name="dp6" draw:master-page-name="Blank_20_Slide" xml:id="id13" draw:id="id13">
        <draw:custom-shape draw:name="Shape 898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9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00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901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902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903">
          <draw:custom-shape draw:name="Shape 904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05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06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07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08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09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10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11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912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913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14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15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916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17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918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19" draw:style-name="gr13" draw:text-style-name="P4" draw:layer="layout" svg:width="3.678cm" svg:height="0.961cm" svg:x="15.137cm" svg:y="3.541cm">
          <text:p text:style-name="P6"><text:span text:style-name="T5">7 - Visita 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0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1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2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23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4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25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6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27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8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29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0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31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2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3.begin">
            <anim:transitionFilter smil:dur="3s" smil:type="pushWipe" smil:subtype="fromLeft"/>
          </anim:par>
        </anim:par>
        <presentation:notes draw:style-name="dp2">
          <draw:frame draw:name="Shape 895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896" draw:style-name="gr4" draw:layer="layout" svg:width="15.239cm" svg:height="8.571cm" svg:x="1.905cm" svg:y="3.175cm" draw:page-number="26" presentation:class="page"/>
        </presentation:notes>
      </draw:page>
      <draw:page draw:name="page27" draw:style-name="dp6" draw:master-page-name="Blank_20_Slide" xml:id="id14" draw:id="id14">
        <draw:custom-shape draw:name="Shape 937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8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9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940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941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942">
          <draw:custom-shape draw:name="Shape 943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44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45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46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47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48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49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50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951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952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53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54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955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56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957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58" draw:style-name="gr13" draw:text-style-name="P4" draw:layer="layout" svg:width="9.223cm" svg:height="0.961cm" svg:x="15.137cm" svg:y="3.541cm">
          <text:p text:style-name="P6"><text:span text:style-name="T5">8 - Imprime G, volta para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9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0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1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62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3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64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5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66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7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68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9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70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1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72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3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4.begin">
            <anim:transitionFilter smil:dur="3s" smil:type="pushWipe" smil:subtype="fromLeft"/>
          </anim:par>
        </anim:par>
        <presentation:notes draw:style-name="dp2">
          <draw:frame draw:name="Shape 934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935" draw:style-name="gr4" draw:layer="layout" svg:width="15.239cm" svg:height="8.571cm" svg:x="1.905cm" svg:y="3.175cm" draw:page-number="27" presentation:class="page"/>
        </presentation:notes>
      </draw:page>
      <draw:page draw:name="page28" draw:style-name="dp6" draw:master-page-name="Blank_20_Slide" xml:id="id15" draw:id="id15">
        <draw:custom-shape draw:name="Shape 978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9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80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981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982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983">
          <draw:custom-shape draw:name="Shape 984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85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86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87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88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89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90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91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992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993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94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95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996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97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998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99" draw:style-name="gr13" draw:text-style-name="P4" draw:layer="layout" svg:width="9.005cm" svg:height="0.961cm" svg:x="15.137cm" svg:y="3.541cm">
          <text:p text:style-name="P6"><text:span text:style-name="T5">9 – Imprime E, volta para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0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1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2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03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4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05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6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07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8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09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0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11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2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13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4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15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6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5.begin">
            <anim:transitionFilter smil:dur="3s" smil:type="pushWipe" smil:subtype="fromLeft"/>
          </anim:par>
        </anim:par>
        <presentation:notes draw:style-name="dp2">
          <draw:frame draw:name="Shape 975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976" draw:style-name="gr4" draw:layer="layout" svg:width="15.239cm" svg:height="8.571cm" svg:x="1.905cm" svg:y="3.175cm" draw:page-number="28" presentation:class="page"/>
        </presentation:notes>
      </draw:page>
      <draw:page draw:name="page29" draw:style-name="dp6" draw:master-page-name="Blank_20_Slide" xml:id="id16" draw:id="id16">
        <draw:custom-shape draw:name="Shape 1021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2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23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024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025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026">
          <draw:custom-shape draw:name="Shape 1027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28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29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30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31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32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33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34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035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036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37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38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039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40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041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42" draw:style-name="gr13" draw:text-style-name="P4" draw:layer="layout" svg:width="8.91cm" svg:height="0.961cm" svg:x="15.137cm" svg:y="3.541cm">
          <text:p text:style-name="P6"><text:span text:style-name="T5">10 – Imprime B, volta para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3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4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5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46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7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48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9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50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1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52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3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54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5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56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7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58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9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60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1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6.begin">
            <anim:transitionFilter smil:dur="3s" smil:type="pushWipe" smil:subtype="fromLeft"/>
          </anim:par>
        </anim:par>
        <presentation:notes draw:style-name="dp2">
          <draw:frame draw:name="Shape 1018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019" draw:style-name="gr4" draw:layer="layout" svg:width="15.239cm" svg:height="8.571cm" svg:x="1.905cm" svg:y="3.175cm" draw:page-number="29" presentation:class="page"/>
        </presentation:notes>
      </draw:page>
      <draw:page draw:name="page30" draw:style-name="dp6" draw:master-page-name="Blank_20_Slide" xml:id="id17" draw:id="id17">
        <draw:custom-shape draw:name="Shape 1066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7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68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069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070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071">
          <draw:custom-shape draw:name="Shape 1072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73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74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75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76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77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78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79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080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081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82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83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084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85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086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87" draw:style-name="gr13" draw:text-style-name="P4" draw:layer="layout" svg:width="3.967cm" svg:height="0.961cm" svg:x="15.137cm" svg:y="3.541cm">
          <text:p text:style-name="P6"><text:span text:style-name="T5">11 - Visita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8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9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0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91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2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93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4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95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6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97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8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99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0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01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2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03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4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05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6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07" draw:style-name="gr7" draw:text-style-name="P4" draw:layer="layout" svg:width="1.86cm" svg:height="0.96cm" svg:x="10.484cm" svg:y="4.777cm">
          <text:p text:style-name="P6"><text:span text:style-name="T1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8" draw:style-name="gr12" draw:text-style-name="P1" draw:layer="layout" svg:width="1.701cm" svg:height="0.9cm" svg:x="10.182cm" svg:y="4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7.begin">
            <anim:transitionFilter smil:dur="3s" smil:type="pushWipe" smil:subtype="fromLeft"/>
          </anim:par>
        </anim:par>
        <presentation:notes draw:style-name="dp2">
          <draw:frame draw:name="Shape 1063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064" draw:style-name="gr4" draw:layer="layout" svg:width="15.239cm" svg:height="8.571cm" svg:x="1.905cm" svg:y="3.175cm" draw:page-number="30" presentation:class="page"/>
        </presentation:notes>
      </draw:page>
      <draw:page draw:name="page31" draw:style-name="dp6" draw:master-page-name="Blank_20_Slide" xml:id="id18" draw:id="id18">
        <draw:custom-shape draw:name="Shape 1113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4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15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116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117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118">
          <draw:custom-shape draw:name="Shape 1119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20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21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22" draw:style-name="gr9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23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24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25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26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127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128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29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30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131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32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133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34" draw:style-name="gr13" draw:text-style-name="P4" draw:layer="layout" svg:width="8.795cm" svg:height="0.961cm" svg:x="15.137cm" svg:y="3.541cm">
          <text:p text:style-name="P6"><text:span text:style-name="T5">12 - Imprime C, volta para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5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6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7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38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9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40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1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42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3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44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5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46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7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48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9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50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1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52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3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54" draw:style-name="gr7" draw:text-style-name="P4" draw:layer="layout" svg:width="1.86cm" svg:height="0.96cm" svg:x="10.484cm" svg:y="4.777cm">
          <text:p text:style-name="P6"><text:span text:style-name="T1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5" draw:style-name="gr12" draw:text-style-name="P1" draw:layer="layout" svg:width="1.701cm" svg:height="0.9cm" svg:x="10.182cm" svg:y="4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56" draw:style-name="gr12" draw:text-style-name="P1" draw:layer="layout" svg:width="1.7cm" svg:height="0.9cm" draw:transform="rotate (-3.14159265358979) translate (12.583cm 4.9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8.begin">
            <anim:transitionFilter smil:dur="3s" smil:type="pushWipe" smil:subtype="fromLeft"/>
          </anim:par>
        </anim:par>
        <presentation:notes draw:style-name="dp2">
          <draw:frame draw:name="Shape 1110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111" draw:style-name="gr4" draw:layer="layout" svg:width="15.239cm" svg:height="8.571cm" svg:x="1.905cm" svg:y="3.175cm" draw:page-number="31" presentation:class="page"/>
        </presentation:notes>
      </draw:page>
      <draw:page draw:name="page32" draw:style-name="dp6" draw:master-page-name="Blank_20_Slide" xml:id="id19" draw:id="id19">
        <draw:custom-shape draw:name="Shape 1161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2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63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164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165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166">
          <draw:custom-shape draw:name="Shape 1167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68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69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70" draw:style-name="gr9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71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72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73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74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175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176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77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78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179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80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181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82" draw:style-name="gr13" draw:text-style-name="P4" draw:layer="layout" svg:width="4.774cm" svg:height="0.961cm" svg:x="15.137cm" svg:y="3.541cm">
          <text:p text:style-name="P6"><text:span text:style-name="T5">13 - Imprim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3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4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5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86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7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88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9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90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1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92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3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94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5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96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7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98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9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00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1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02" draw:style-name="gr7" draw:text-style-name="P4" draw:layer="layout" svg:width="1.86cm" svg:height="0.96cm" svg:x="10.484cm" svg:y="4.777cm">
          <text:p text:style-name="P6"><text:span text:style-name="T1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3" draw:style-name="gr12" draw:text-style-name="P1" draw:layer="layout" svg:width="1.701cm" svg:height="0.9cm" svg:x="10.182cm" svg:y="4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04" draw:style-name="gr12" draw:text-style-name="P1" draw:layer="layout" svg:width="1.7cm" svg:height="0.9cm" draw:transform="rotate (-3.14159265358979) translate (12.583cm 4.9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9.begin">
            <anim:transitionFilter smil:dur="3s" smil:type="pushWipe" smil:subtype="fromLeft"/>
          </anim:par>
        </anim:par>
        <presentation:notes draw:style-name="dp2">
          <draw:frame draw:name="Shape 1158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159" draw:style-name="gr4" draw:layer="layout" svg:width="15.239cm" svg:height="8.571cm" svg:x="1.905cm" svg:y="3.175cm" draw:page-number="32" presentation:class="page"/>
        </presentation:notes>
      </draw:page>
      <draw:page draw:name="page33" draw:style-name="dp6" draw:master-page-name="Blank_20_Slide" xml:id="id20" draw:id="id20">
        <draw:custom-shape draw:name="Shape 1209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0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11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212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213" draw:style-name="gr6" draw:text-style-name="P4" draw:layer="layout" svg:width="7.628cm" svg:height="1.798cm" svg:x="0.554cm" svg:y="2.074cm">
          <text:p text:style-name="P6"><text:span text:style-name="T8">Pós-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214">
          <draw:custom-shape draw:name="Shape 1215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16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17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18" draw:style-name="gr9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19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20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21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22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223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224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225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226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227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228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229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30" draw:style-name="gr13" draw:text-style-name="P4" draw:layer="layout" svg:width="7.624cm" svg:height="2.5cm" svg:x="15.681cm" svg:y="3.541cm">
          <text:p text:style-name="P10"><text:span text:style-name="T5">Todos os nós visitados </text:span></text:p>
          <text:p text:style-name="P10"><text:span text:style-name="T5">e </text:span></text:p>
          <text:p text:style-name="P10"><text:span text:style-name="T5">fim da caminhad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1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2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3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34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5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36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7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38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9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40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1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42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3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44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5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46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7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48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9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50" draw:style-name="gr7" draw:text-style-name="P4" draw:layer="layout" svg:width="1.86cm" svg:height="0.96cm" svg:x="10.484cm" svg:y="4.777cm">
          <text:p text:style-name="P6"><text:span text:style-name="T1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1" draw:style-name="gr12" draw:text-style-name="P1" draw:layer="layout" svg:width="1.701cm" svg:height="0.9cm" svg:x="10.182cm" svg:y="4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52" draw:style-name="gr12" draw:text-style-name="P1" draw:layer="layout" svg:width="1.7cm" svg:height="0.9cm" draw:transform="rotate (-3.14159265358979) translate (12.583cm 4.9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20.begin">
            <anim:transitionFilter smil:dur="3s" smil:type="pushWipe" smil:subtype="fromLeft"/>
          </anim:par>
        </anim:par>
        <presentation:notes draw:style-name="dp2">
          <draw:frame draw:name="Shape 1206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207" draw:style-name="gr4" draw:layer="layout" svg:width="15.239cm" svg:height="8.571cm" svg:x="1.905cm" svg:y="3.175cm" draw:page-number="33" presentation:class="page"/>
        </presentation:notes>
      </draw:page>
      <draw:page draw:name="page34" draw:style-name="dp3" draw:master-page-name="Blank_20_Slide" xml:id="id21" draw:id="id21">
        <draw:custom-shape draw:name="Shape 1258" draw:style-name="gr5" draw:text-style-name="P2" draw:layer="layout" svg:width="25.395cm" svg:height="12.25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9" draw:style-name="gr6" draw:text-style-name="P4" draw:layer="layout" svg:width="9.324cm" svg:height="1.798cm" svg:x="2.828cm" svg:y="1.194cm">
          <text:p text:style-name="P7"><text:span text:style-name="T3">Ordem</text:span><text:span text:style-name="T7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0" draw:style-name="gr7" draw:text-style-name="P4" draw:layer="layout" svg:width="18.958cm" svg:height="5.938cm" svg:x="2.828cm" svg:y="4.187cm">
          <text:list text:style-name="L7">
            <text:list-item>
              <text:p text:style-name="P8"><text:span text:style-name="T4">Visita o filho da “esquerda”</text:span></text:p>
            </text:list-item>
            <text:list-item>
              <text:p text:style-name="P8"><text:span text:style-name="T4">Visita a “raiz”</text:span></text:p>
            </text:list-item>
            <text:list-item>
              <text:p text:style-name="P8"><text:span text:style-name="T4">Visita o filho da “direita”</text:span></text:p>
            </text:list-item>
          </text:list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3s" smil:type="fade" smil:subtype="crossfade"/>
          </anim:par>
        </anim:par>
        <presentation:notes draw:style-name="dp2">
          <draw:frame draw:name="Shape 1254" presentation:style-name="pr2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Shape 1255" draw:style-name="gr8" draw:text-style-name="P4" draw:layer="layout" svg:width="8.252cm" svg:height="1.271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1256" draw:style-name="gr4" draw:layer="layout" svg:width="15.239cm" svg:height="8.571cm" svg:x="1.905cm" svg:y="3.175cm" draw:page-number="34" presentation:class="page"/>
        </presentation:notes>
      </draw:page>
      <draw:page draw:name="page35" draw:style-name="dp6" draw:master-page-name="Blank_20_Slide" xml:id="id22" draw:id="id22">
        <draw:custom-shape draw:name="Shape 1265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6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67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268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269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270">
          <draw:custom-shape draw:name="Shape 1271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72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73" draw:style-name="gr10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74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75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76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77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78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279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280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281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282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283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284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285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86" draw:style-name="gr13" draw:text-style-name="P4" draw:layer="layout" svg:width="4.647cm" svg:height="0.961cm" svg:x="15.137cm" svg:y="3.541cm">
          <text:p text:style-name="P6"><text:span text:style-name="T5">1 - Visita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7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3s" smil:type="pushWipe" smil:subtype="fromLeft"/>
          </anim:par>
        </anim:par>
        <presentation:notes draw:style-name="dp2">
          <draw:frame draw:name="Shape 1262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263" draw:style-name="gr4" draw:layer="layout" svg:width="15.239cm" svg:height="8.571cm" svg:x="1.905cm" svg:y="3.175cm" draw:page-number="35" presentation:class="page"/>
        </presentation:notes>
      </draw:page>
      <draw:page draw:name="page36" draw:style-name="dp6" draw:master-page-name="Blank_20_Slide" xml:id="id23" draw:id="id23">
        <draw:custom-shape draw:name="Shape 1292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3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4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295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296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297">
          <draw:custom-shape draw:name="Shape 1298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99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00" draw:style-name="gr10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01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02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03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04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05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306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307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308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309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310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311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312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13" draw:style-name="gr13" draw:text-style-name="P4" draw:layer="layout" svg:width="4.977cm" svg:height="0.961cm" svg:x="15.137cm" svg:y="3.541cm">
          <text:p text:style-name="P6"><text:span text:style-name="T5">2 - Visita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4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5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6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23.begin">
            <anim:transitionFilter smil:dur="3s" smil:type="pushWipe" smil:subtype="fromLeft"/>
          </anim:par>
        </anim:par>
        <presentation:notes draw:style-name="dp2">
          <draw:frame draw:name="Shape 1289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290" draw:style-name="gr4" draw:layer="layout" svg:width="15.239cm" svg:height="8.571cm" svg:x="1.905cm" svg:y="3.175cm" draw:page-number="36" presentation:class="page"/>
        </presentation:notes>
      </draw:page>
      <draw:page draw:name="page37" draw:style-name="dp6" draw:master-page-name="Blank_20_Slide" xml:id="id24" draw:id="id24">
        <draw:custom-shape draw:name="Shape 1321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2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23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324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325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326">
          <draw:custom-shape draw:name="Shape 1327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28" draw:style-name="gr10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29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30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31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32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33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34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335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336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337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338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339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340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341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42" draw:style-name="gr13" draw:text-style-name="P4" draw:layer="layout" svg:width="8.739cm" svg:height="0.961cm" svg:x="15.137cm" svg:y="3.541cm">
          <text:p text:style-name="P6"><text:span text:style-name="T5">3 - Imprime D, volta para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3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4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5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46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7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24.begin">
            <anim:transitionFilter smil:dur="3s" smil:type="pushWipe" smil:subtype="fromLeft"/>
          </anim:par>
        </anim:par>
        <presentation:notes draw:style-name="dp2">
          <draw:frame draw:name="Shape 1318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319" draw:style-name="gr4" draw:layer="layout" svg:width="15.239cm" svg:height="8.571cm" svg:x="1.905cm" svg:y="3.175cm" draw:page-number="37" presentation:class="page"/>
        </presentation:notes>
      </draw:page>
      <draw:page draw:name="page38" draw:style-name="dp6" draw:master-page-name="Blank_20_Slide" xml:id="id25" draw:id="id25">
        <draw:custom-shape draw:name="Shape 1352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3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54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355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356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357">
          <draw:custom-shape draw:name="Shape 1358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59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60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61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62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63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64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65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366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367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368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369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370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371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372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73" draw:style-name="gr13" draw:text-style-name="P4" draw:layer="layout" svg:width="7.537cm" svg:height="0.961cm" svg:x="15.137cm" svg:y="3.541cm">
          <text:p text:style-name="P6"><text:span text:style-name="T5">4 – Imprime B, visita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4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5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6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77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8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79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0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25.begin">
            <anim:transitionFilter smil:dur="3s" smil:type="pushWipe" smil:subtype="fromLeft"/>
          </anim:par>
        </anim:par>
        <presentation:notes draw:style-name="dp2">
          <draw:frame draw:name="Shape 1349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350" draw:style-name="gr4" draw:layer="layout" svg:width="15.239cm" svg:height="8.571cm" svg:x="1.905cm" svg:y="3.175cm" draw:page-number="38" presentation:class="page"/>
        </presentation:notes>
      </draw:page>
      <draw:page draw:name="page39" draw:style-name="dp6" draw:master-page-name="Blank_20_Slide" xml:id="id26" draw:id="id26">
        <draw:custom-shape draw:name="Shape 1385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6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87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388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389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390">
          <draw:custom-shape draw:name="Shape 1391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92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93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94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95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96" draw:style-name="gr10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97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98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399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400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01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02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403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04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405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06" draw:style-name="gr13" draw:text-style-name="P4" draw:layer="layout" svg:width="3.572cm" svg:height="0.961cm" svg:x="15.137cm" svg:y="3.541cm">
          <text:p text:style-name="P6"><text:span text:style-name="T5">5 - Visita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7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8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9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10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1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12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3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14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5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26.begin">
            <anim:transitionFilter smil:dur="3s" smil:type="pushWipe" smil:subtype="fromLeft"/>
          </anim:par>
        </anim:par>
        <presentation:notes draw:style-name="dp2">
          <draw:frame draw:name="Shape 1382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383" draw:style-name="gr4" draw:layer="layout" svg:width="15.239cm" svg:height="8.571cm" svg:x="1.905cm" svg:y="3.175cm" draw:page-number="39" presentation:class="page"/>
        </presentation:notes>
      </draw:page>
      <draw:page draw:name="page40" draw:style-name="dp6" draw:master-page-name="Blank_20_Slide" xml:id="id27" draw:id="id27">
        <draw:custom-shape draw:name="Shape 1420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1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22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423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424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425">
          <draw:custom-shape draw:name="Shape 1426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27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28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29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30" draw:style-name="gr10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31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32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33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434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435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36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37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438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39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440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41" draw:style-name="gr13" draw:text-style-name="P4" draw:layer="layout" svg:width="8.397cm" svg:height="0.961cm" svg:x="15.137cm" svg:y="3.541cm">
          <text:p text:style-name="P6"><text:span text:style-name="T5">6 - Imprime F, volta para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2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3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4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45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6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47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8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49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0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51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2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27.begin">
            <anim:transitionFilter smil:dur="3s" smil:type="pushWipe" smil:subtype="fromLeft"/>
          </anim:par>
        </anim:par>
        <presentation:notes draw:style-name="dp2">
          <draw:frame draw:name="Shape 1417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418" draw:style-name="gr4" draw:layer="layout" svg:width="15.239cm" svg:height="8.571cm" svg:x="1.905cm" svg:y="3.175cm" draw:page-number="40" presentation:class="page"/>
        </presentation:notes>
      </draw:page>
      <draw:page draw:name="page41" draw:style-name="dp6" draw:master-page-name="Blank_20_Slide" xml:id="id28" draw:id="id28">
        <draw:custom-shape draw:name="Shape 1457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8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59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460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461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462">
          <draw:custom-shape draw:name="Shape 1463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64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65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66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67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68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69" draw:style-name="gr10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70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471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472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73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74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475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76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477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78" draw:style-name="gr13" draw:text-style-name="P4" draw:layer="layout" svg:width="7.571cm" svg:height="0.961cm" svg:x="15.137cm" svg:y="3.541cm">
          <text:p text:style-name="P6"><text:span text:style-name="T5">7 – Imprime E, visita 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9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0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1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82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3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84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5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86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7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88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9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90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1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28.begin">
            <anim:transitionFilter smil:dur="3s" smil:type="pushWipe" smil:subtype="fromLeft"/>
          </anim:par>
        </anim:par>
        <presentation:notes draw:style-name="dp2">
          <draw:frame draw:name="Shape 1454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455" draw:style-name="gr4" draw:layer="layout" svg:width="15.239cm" svg:height="8.571cm" svg:x="1.905cm" svg:y="3.175cm" draw:page-number="41" presentation:class="page"/>
        </presentation:notes>
      </draw:page>
      <draw:page draw:name="page42" draw:style-name="dp6" draw:master-page-name="Blank_20_Slide" xml:id="id29" draw:id="id29">
        <draw:custom-shape draw:name="Shape 1496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7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98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499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500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501">
          <draw:custom-shape draw:name="Shape 1502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03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04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05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06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07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08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09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510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511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12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13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514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15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516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17" draw:style-name="gr13" draw:text-style-name="P4" draw:layer="layout" svg:width="8.397cm" svg:height="0.961cm" svg:x="15.137cm" svg:y="3.541cm">
          <text:p text:style-name="P6"><text:span text:style-name="T5">8 - Imprime G, volta para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8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9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0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21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2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23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4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25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6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27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8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29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0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31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2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29.begin">
            <anim:transitionFilter smil:dur="3s" smil:type="pushWipe" smil:subtype="fromLeft"/>
          </anim:par>
        </anim:par>
        <presentation:notes draw:style-name="dp2">
          <draw:frame draw:name="Shape 1493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494" draw:style-name="gr4" draw:layer="layout" svg:width="15.239cm" svg:height="8.571cm" svg:x="1.905cm" svg:y="3.175cm" draw:page-number="42" presentation:class="page"/>
        </presentation:notes>
      </draw:page>
      <draw:page draw:name="page43" draw:style-name="dp6" draw:master-page-name="Blank_20_Slide" xml:id="id30" draw:id="id30">
        <draw:custom-shape draw:name="Shape 1537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8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39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540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541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542">
          <draw:custom-shape draw:name="Shape 1543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44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45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46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47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48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49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50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551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552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53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54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555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56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557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58" draw:style-name="gr13" draw:text-style-name="P4" draw:layer="layout" svg:width="5.141cm" svg:height="0.961cm" svg:x="15.137cm" svg:y="3.541cm">
          <text:p text:style-name="P6"><text:span text:style-name="T5">9 – Volta para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9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0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1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62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3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64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5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66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7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68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9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70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1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72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3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74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5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30.begin">
            <anim:transitionFilter smil:dur="3s" smil:type="pushWipe" smil:subtype="fromLeft"/>
          </anim:par>
        </anim:par>
        <presentation:notes draw:style-name="dp2">
          <draw:frame draw:name="Shape 1534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535" draw:style-name="gr4" draw:layer="layout" svg:width="15.239cm" svg:height="8.571cm" svg:x="1.905cm" svg:y="3.175cm" draw:page-number="43" presentation:class="page"/>
        </presentation:notes>
      </draw:page>
      <draw:page draw:name="page44" draw:style-name="dp6" draw:master-page-name="Blank_20_Slide" xml:id="id31" draw:id="id31">
        <draw:custom-shape draw:name="Shape 1580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1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82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583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584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585">
          <draw:custom-shape draw:name="Shape 1586" draw:style-name="gr10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87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88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89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90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91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92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93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594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595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96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97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598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99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600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01" draw:style-name="gr13" draw:text-style-name="P4" draw:layer="layout" svg:width="7.281cm" svg:height="0.961cm" svg:x="15.137cm" svg:y="3.541cm">
          <text:p text:style-name="P6"><text:span text:style-name="T5">10 – Volta para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2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3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4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05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6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07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8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09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0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11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2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13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4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15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6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17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8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19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0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31.begin">
            <anim:transitionFilter smil:dur="3s" smil:type="pushWipe" smil:subtype="fromLeft"/>
          </anim:par>
        </anim:par>
        <presentation:notes draw:style-name="dp2">
          <draw:frame draw:name="Shape 1577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578" draw:style-name="gr4" draw:layer="layout" svg:width="15.239cm" svg:height="8.571cm" svg:x="1.905cm" svg:y="3.175cm" draw:page-number="44" presentation:class="page"/>
        </presentation:notes>
      </draw:page>
      <draw:page draw:name="page45" draw:style-name="dp6" draw:master-page-name="Blank_20_Slide" xml:id="id32" draw:id="id32">
        <draw:custom-shape draw:name="Shape 1625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6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27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628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629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630">
          <draw:custom-shape draw:name="Shape 1631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32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33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34" draw:style-name="gr10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35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36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37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38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639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640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41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42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643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44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645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46" draw:style-name="gr13" draw:text-style-name="P4" draw:layer="layout" svg:width="7.848cm" svg:height="0.961cm" svg:x="15.137cm" svg:y="3.541cm">
          <text:p text:style-name="P6"><text:span text:style-name="T5">11 – Imprime A, visita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7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8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9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50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1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52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3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54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5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56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7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58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9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60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1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62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3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64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5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66" draw:style-name="gr7" draw:text-style-name="P4" draw:layer="layout" svg:width="1.86cm" svg:height="0.96cm" svg:x="10.484cm" svg:y="4.777cm">
          <text:p text:style-name="P6"><text:span text:style-name="T1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7" draw:style-name="gr12" draw:text-style-name="P1" draw:layer="layout" svg:width="1.701cm" svg:height="0.9cm" svg:x="10.182cm" svg:y="4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32.begin">
            <anim:transitionFilter smil:dur="3s" smil:type="pushWipe" smil:subtype="fromLeft"/>
          </anim:par>
        </anim:par>
        <presentation:notes draw:style-name="dp2">
          <draw:frame draw:name="Shape 1622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623" draw:style-name="gr4" draw:layer="layout" svg:width="15.239cm" svg:height="8.571cm" svg:x="1.905cm" svg:y="3.175cm" draw:page-number="45" presentation:class="page"/>
        </presentation:notes>
      </draw:page>
      <draw:page draw:name="page46" draw:style-name="dp6" draw:master-page-name="Blank_20_Slide" xml:id="id33" draw:id="id33">
        <draw:custom-shape draw:name="Shape 1672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3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74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675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676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677">
          <draw:custom-shape draw:name="Shape 1678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79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80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81" draw:style-name="gr9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82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83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84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85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686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687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88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89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690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91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692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93" draw:style-name="gr13" draw:text-style-name="P4" draw:layer="layout" svg:width="9.684cm" svg:height="0.961cm" svg:x="15.137cm" svg:y="3.541cm">
          <text:p text:style-name="P6"><text:span text:style-name="T5">12 – Imprime C, volta para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4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5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6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97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8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99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0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01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2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03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4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05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6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07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8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09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0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11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2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13" draw:style-name="gr7" draw:text-style-name="P4" draw:layer="layout" svg:width="1.86cm" svg:height="0.96cm" svg:x="10.484cm" svg:y="4.777cm">
          <text:p text:style-name="P6"><text:span text:style-name="T1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4" draw:style-name="gr12" draw:text-style-name="P1" draw:layer="layout" svg:width="1.701cm" svg:height="0.9cm" svg:x="10.182cm" svg:y="4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15" draw:style-name="gr12" draw:text-style-name="P1" draw:layer="layout" svg:width="1.7cm" svg:height="0.9cm" draw:transform="rotate (-3.14159265358979) translate (12.583cm 4.9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33.begin">
            <anim:transitionFilter smil:dur="3s" smil:type="pushWipe" smil:subtype="fromLeft"/>
          </anim:par>
        </anim:par>
        <presentation:notes draw:style-name="dp2">
          <draw:frame draw:name="Shape 1669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670" draw:style-name="gr4" draw:layer="layout" svg:width="15.239cm" svg:height="8.571cm" svg:x="1.905cm" svg:y="3.175cm" draw:page-number="46" presentation:class="page"/>
        </presentation:notes>
      </draw:page>
      <draw:page draw:name="page47" draw:style-name="dp6" draw:master-page-name="Blank_20_Slide" xml:id="id34" draw:id="id34">
        <draw:custom-shape draw:name="Shape 1720" draw:style-name="gr2" draw:text-style-name="P2" draw:layer="layout" svg:width="25.396cm" svg:height="1.79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1" draw:style-name="gr6" draw:text-style-name="P4" draw:layer="layout" svg:width="22.984cm" svg:height="1.798cm" svg:x="1.143cm" svg:y="0cm">
          <text:p text:style-name="P6"><text:span text:style-name="T9">Caminh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22" draw:style-name="gr1" draw:text-style-name="P1" draw:layer="layout" svg:width="0.552cm" svg:height="0.552cm" svg:x="23.495cm" svg:y="0.804cm">
          <draw:image xlink:href="Pictures/100002010000001C0000001C114796B7480AF494.png" xlink:type="simple" xlink:show="embed" xlink:actuate="onLoad">
            <text:p/>
          </draw:image>
        </draw:frame>
        <draw:frame draw:name="Shape 1723" draw:style-name="gr1" draw:text-style-name="P1" draw:layer="layout" svg:width="0.265cm" svg:height="0.292cm" svg:x="23.877cm" svg:y="13.416cm">
          <draw:image xlink:href="Pictures/10000201000000140000001677E50662B93729A8.png" xlink:type="simple" xlink:show="embed" xlink:actuate="onLoad">
            <text:p/>
          </draw:image>
        </draw:frame>
        <draw:custom-shape draw:name="Shape 1724" draw:style-name="gr6" draw:text-style-name="P4" draw:layer="layout" svg:width="7.628cm" svg:height="1.798cm" svg:x="0.554cm" svg:y="2.074cm">
          <text:p text:style-name="P6"><text:span text:style-name="T8">Ord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725">
          <draw:custom-shape draw:name="Shape 1726" draw:style-name="gr9" draw:text-style-name="P11" draw:layer="layout" svg:width="1.396cm" svg:height="1.396cm" svg:x="9.484cm" svg:y="3.337cm">
            <text:p text:style-name="P10"><text:span text:style-name="T10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27" draw:style-name="gr9" draw:text-style-name="P11" draw:layer="layout" svg:width="1.396cm" svg:height="1.396cm" svg:x="7.484cm" svg:y="5.336cm">
            <text:p text:style-name="P10"><text:span text:style-name="T10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28" draw:style-name="gr9" draw:text-style-name="P11" draw:layer="layout" svg:width="1.396cm" svg:height="1.396cm" svg:x="5.483cm" svg:y="7.538cm">
            <text:p text:style-name="P10"><text:span text:style-name="T10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29" draw:style-name="gr9" draw:text-style-name="P11" draw:layer="layout" svg:width="1.396cm" svg:height="1.396cm" svg:x="11.881cm" svg:y="4.937cm">
            <text:p text:style-name="P10"><text:span text:style-name="T10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30" draw:style-name="gr9" draw:text-style-name="P11" draw:layer="layout" svg:width="1.396cm" svg:height="1.396cm" svg:x="9.881cm" svg:y="7.538cm">
            <text:p text:style-name="P10"><text:span text:style-name="T10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31" draw:style-name="gr9" draw:text-style-name="P11" draw:layer="layout" svg:width="1.396cm" svg:height="1.396cm" svg:x="8.281cm" svg:y="10.537cm">
            <text:p text:style-name="P10"><text:span text:style-name="T10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32" draw:style-name="gr9" draw:text-style-name="P11" draw:layer="layout" svg:width="1.396cm" svg:height="1.396cm" svg:x="12.482cm" svg:y="10.336cm">
            <text:p text:style-name="P10"><text:span text:style-name="T10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33" draw:style-name="gr11" draw:text-style-name="P1" draw:layer="layout" svg:width="0.997cm" svg:height="0.998cm" svg:x="8.681cm" svg:y="4.5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734" draw:style-name="gr11" draw:text-style-name="P1" draw:layer="layout" svg:width="0.997cm" svg:height="1.199cm" svg:x="6.681cm" svg:y="6.5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735" draw:style-name="gr11" draw:text-style-name="P1" draw:layer="layout" svg:width="1.198cm" svg:height="0.798cm" svg:x="10.883cm" svg:y="4.3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736" draw:style-name="gr11" draw:text-style-name="P1" draw:layer="layout" svg:width="1.398cm" svg:height="1.199cm" svg:x="8.681cm" svg:y="6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737" draw:style-name="gr11" draw:text-style-name="P1" draw:layer="layout" svg:width="0.997cm" svg:height="1.597cm" svg:x="9.279cm" svg:y="8.9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738" draw:style-name="gr11" draw:text-style-name="P1" draw:layer="layout" svg:width="1.796cm" svg:height="1.597cm" svg:x="11.084cm" svg:y="8.7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739" draw:style-name="gr7" draw:text-style-name="P4" draw:layer="layout" svg:width="1.027cm" svg:height="0.959cm" svg:x="8.253cm" svg:y="3.542cm">
            <text:p text:style-name="P6"><text:span text:style-name="T11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740" draw:style-name="gr12" draw:text-style-name="P1" draw:layer="layout" svg:width="1.301cm" svg:height="1.301cm" svg:x="8.18cm" svg:y="4.036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41" draw:style-name="gr13" draw:text-style-name="P4" draw:layer="layout" svg:width="7.624cm" svg:height="2.5cm" svg:x="15.324cm" svg:y="3.541cm">
          <text:p text:style-name="P10"><text:span text:style-name="T5">Todos os nós visitados </text:span></text:p>
          <text:p text:style-name="P10"><text:span text:style-name="T5">e </text:span></text:p>
          <text:p text:style-name="P10"><text:span text:style-name="T5">fim da caminhad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2" draw:style-name="gr7" draw:text-style-name="P4" draw:layer="layout" svg:width="1.029cm" svg:height="0.96cm" svg:x="8.163cm" svg:y="3.592cm">
          <text:p text:style-name="P6"><text:span text:style-name="T11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3" draw:style-name="gr7" draw:text-style-name="P4" draw:layer="layout" svg:width="0.851cm" svg:height="0.96cm" svg:x="6.03cm" svg:y="5.542cm">
          <text:p text:style-name="P6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4" draw:style-name="gr12" draw:text-style-name="P1" draw:layer="layout" svg:width="1.701cm" svg:height="1.301cm" draw:transform="rotate (-1.5707963267949) translate (7.484cm 5.8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45" draw:style-name="gr7" draw:text-style-name="P4" draw:layer="layout" svg:width="0.851cm" svg:height="0.96cm" svg:x="7.23cm" svg:y="7.336cm">
          <text:p text:style-name="P6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6" draw:style-name="gr12" draw:text-style-name="P1" draw:layer="layout" svg:width="1.5cm" svg:height="1.301cm" draw:transform="rotate (1.5707963267949) translate (6.882cm 8.2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47" draw:style-name="gr7" draw:text-style-name="P4" draw:layer="layout" svg:width="0.851cm" svg:height="0.96cm" svg:x="8.63cm" svg:y="6.937cm">
          <text:p text:style-name="P6"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8" draw:style-name="gr12" draw:text-style-name="P1" draw:layer="layout" svg:width="1.701cm" svg:height="1.5cm" svg:x="8.182cm" svg:y="6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49" draw:style-name="gr7" draw:text-style-name="P4" draw:layer="layout" svg:width="0.851cm" svg:height="0.96cm" svg:x="9.03cm" svg:y="8.737cm">
          <text:p text:style-name="P6"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0" draw:style-name="gr12" draw:text-style-name="P1" draw:layer="layout" svg:width="2.301cm" svg:height="0.9cm" draw:transform="rotate (-1.5707963267949) translate (9.882cm 8.23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51" draw:style-name="gr7" draw:text-style-name="P4" draw:layer="layout" svg:width="0.851cm" svg:height="0.96cm" svg:x="9.683cm" svg:y="9.936cm">
          <text:p text:style-name="P6"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2" draw:style-name="gr12" draw:text-style-name="P1" draw:layer="layout" svg:width="2.301cm" svg:height="0.9cm" draw:transform="rotate (1.5707963267949) translate (9.681cm 11.23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53" draw:style-name="gr7" draw:text-style-name="P4" draw:layer="layout" svg:width="0.851cm" svg:height="0.96cm" svg:x="11.107cm" svg:y="9.698cm">
          <text:p text:style-name="P6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4" draw:style-name="gr12" draw:text-style-name="P1" draw:layer="layout" svg:width="2.1cm" svg:height="1.599cm" draw:transform="rotate (1.5707963267949) translate (10.881cm 11.036cm)">
          <text:p/>
          <draw:enhanced-geometry draw:mirror-horizontal="true" draw:mirror-vertical="false" draw:text-areas="0 0 ?f5 ?f6" svg:viewBox="0 0 0 0" draw:type="ooxml-curvedConnector3" draw:modifiers="3884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55" draw:style-name="gr7" draw:text-style-name="P4" draw:layer="layout" svg:width="0.851cm" svg:height="0.96cm" svg:x="12.23cm" svg:y="8.775cm">
          <text:p text:style-name="P6"><text:span text:style-name="T1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6" draw:style-name="gr12" draw:text-style-name="P1" draw:layer="layout" svg:width="2.102cm" svg:height="1.9cm" draw:transform="rotate (-1.5707963267949) translate (13.183cm 8.23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57" draw:style-name="gr7" draw:text-style-name="P4" draw:layer="layout" svg:width="0.851cm" svg:height="0.96cm" svg:x="9.484cm" svg:y="6.336cm">
          <text:p text:style-name="P6"><text:span text:style-name="T1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8" draw:style-name="gr12" draw:text-style-name="P1" draw:layer="layout" svg:width="1.7cm" svg:height="1.502cm" draw:transform="rotate (-3.14159265358979) translate (10.583cm 7.53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59" draw:style-name="gr7" draw:text-style-name="P4" draw:layer="layout" svg:width="1.495cm" svg:height="0.96cm" svg:x="8.882cm" svg:y="5.076cm">
          <text:p text:style-name="P6"><text:span text:style-name="T11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60" draw:style-name="gr12" draw:text-style-name="P1" draw:layer="layout" svg:width="1.301cm" svg:height="1.301cm" draw:transform="rotate (-3.14159265358979) translate (10.182cm 6.03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61" draw:style-name="gr7" draw:text-style-name="P4" draw:layer="layout" svg:width="1.86cm" svg:height="0.96cm" svg:x="10.484cm" svg:y="4.777cm">
          <text:p text:style-name="P6"><text:span text:style-name="T1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62" draw:style-name="gr12" draw:text-style-name="P1" draw:layer="layout" svg:width="1.701cm" svg:height="0.9cm" svg:x="10.182cm" svg:y="4.73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63" draw:style-name="gr12" draw:text-style-name="P1" draw:layer="layout" svg:width="1.7cm" svg:height="0.9cm" draw:transform="rotate (-3.14159265358979) translate (12.583cm 4.93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34.begin">
            <anim:transitionFilter smil:dur="3s" smil:type="pushWipe" smil:subtype="fromLeft"/>
          </anim:par>
        </anim:par>
        <presentation:notes draw:style-name="dp2">
          <draw:frame draw:name="Shape 1717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1718" draw:style-name="gr4" draw:layer="layout" svg:width="15.239cm" svg:height="8.571cm" svg:x="1.905cm" svg:y="3.175cm" draw:page-number="4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Ubuntu1" svg:font-family="Ubuntu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Ubuntu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201000003C0000002D0D894EA4BFAC7D6A9.png" xlink:type="simple" xlink:show="embed" xlink:actuate="onLoad"/>
    <draw:fill-image draw:name="msFillBitmap_20_2" draw:display-name="msFillBitmap 2" xlink:href="Pictures/10000201000003C0000002D0D894EA4BFAC7D6A9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9cm" fo:padding-bottom="0.19cm" fo:padding-left="0.19cm" fo:padding-right="0.19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9cm" fo:padding-bottom="0.19cm" fo:padding-left="0.19cm" fo:padding-right="0.19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2.386cm" fo:padding-top="0.19cm" fo:padding-bottom="0.19cm" fo:padding-left="0.19cm" fo:padding-right="0.19cm" fo:wrap-option="wrap"/>
    </style:style>
    <style:style style:name="Mpr7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8.287cm" fo:padding-top="0.19cm" fo:padding-bottom="0.19cm" fo:padding-left="0.19cm" fo:padding-right="0.19cm" fo:wrap-option="wrap"/>
    </style:style>
    <style:style style:name="Mpr8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8.287cm" fo:padding-top="0.095cm" fo:padding-bottom="0.095cm" fo:padding-left="0.19cm" fo:padding-right="0.19cm" fo:wrap-option="wrap"/>
    </style:style>
    <style:style style:name="Mpr9" style:family="presentation" style:parent-style-name="Slide_20_de_20_título-backgroundobjects">
      <style:graphic-properties draw:stroke="none" draw:fill="none" draw:fill-color="#ffffff" draw:auto-grow-height="false" fo:min-height="1.27cm"/>
    </style:style>
    <style:style style:name="Mpr10" style:family="presentation" style:parent-style-name="Slide_20_de_20_títul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dd4814" style:text-line-through-style="none" style:text-line-through-type="none" style:text-position="0% 100%" style:font-name="Ubuntu1" fo:font-size="18pt" fo:letter-spacing="normal" fo:font-style="normal" style:text-underline-style="none" fo:font-weight="normal" style:font-name-asian="Ubuntu1" style:font-size-asian="18pt" style:font-style-asian="normal" style:font-weight-asian="normal" style:font-name-complex="Ubuntu1" style:font-size-complex="18pt" style:font-style-complex="normal" style:font-weight-complex="normal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d4814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888888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51" draw:style-name="Mgr3" draw:text-style-name="MP5" draw:layer="backgroundobjects" svg:width="0.554cm" svg:height="0.554cm" svg:x="23.495cm" svg:y="0.804cm">
        <draw:image xlink:href="Pictures/100002010000001C0000001C114796B7480AF494.png" xlink:type="simple" xlink:show="embed" xlink:actuate="onLoad">
          <text:p/>
        </draw:image>
      </draw:frame>
      <draw:custom-shape draw:name="Shape 52" draw:style-name="Mgr4" draw:text-style-name="MP6" draw:layer="backgroundobjects" svg:width="23.173cm" svg:height="0.904cm" svg:x="1.14cm" svg:y="0.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3" draw:style-name="Mgr5" draw:text-style-name="MP6" draw:layer="backgroundobjects" svg:width="14.686cm" svg:height="0.95cm" svg:x="1.099cm" svg:y="12.859cm">
        <text:p text:style-name="MP7"><text:span text:style-name="MT1">Presenter's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4" draw:style-name="Mgr3" draw:text-style-name="MP5" draw:layer="backgroundobjects" svg:width="3.161cm" svg:height="0.415cm" svg:x="1.482cm" svg:y="0.853cm">
        <draw:image xlink:href="Pictures/10000201000002F9000000658F4393DA246A4074.png" xlink:type="simple" xlink:show="embed" xlink:actuate="onLoad">
          <text:p/>
        </draw:image>
      </draw:frame>
      <draw:frame draw:name="Shape 58" presentation:style-name="Mpr1" draw:text-style-name="MP6" draw:layer="backgroundobjects" svg:width="21.588cm" svg:height="1.518cm" svg:x="1.099cm" svg:y="5.759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draw:name="Shape 51" draw:style-name="Mgr3" draw:text-style-name="MP5" draw:layer="backgroundobjects" svg:width="0.554cm" svg:height="0.554cm" svg:x="23.495cm" svg:y="0.804cm">
        <draw:image xlink:href="Pictures/100002010000001C0000001C114796B7480AF494.png" xlink:type="simple" xlink:show="embed" xlink:actuate="onLoad">
          <text:p/>
        </draw:image>
      </draw:frame>
      <draw:custom-shape draw:name="Shape 52" draw:style-name="Mgr4" draw:text-style-name="MP6" draw:layer="backgroundobjects" svg:width="23.173cm" svg:height="0.904cm" svg:x="1.14cm" svg:y="0.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3" draw:style-name="Mgr5" draw:text-style-name="MP6" draw:layer="backgroundobjects" svg:width="14.686cm" svg:height="0.95cm" svg:x="1.099cm" svg:y="12.859cm">
        <text:p text:style-name="MP7"><text:span text:style-name="MT1">Presenter's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4" draw:style-name="Mgr3" draw:text-style-name="MP5" draw:layer="backgroundobjects" svg:width="3.161cm" svg:height="0.415cm" svg:x="1.482cm" svg:y="0.853cm">
        <draw:image xlink:href="Pictures/10000201000002F9000000658F4393DA246A4074.png" xlink:type="simple" xlink:show="embed" xlink:actuate="onLoad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de_20_título" style:display-name="Slide de título" style:page-layout-name="PM1" draw:style-name="Mdp3">
      <draw:frame draw:name="Shape 110" presentation:style-name="Mpr6" draw:text-style-name="MP8" draw:layer="backgroundobjects" svg:width="19.049cm" svg:height="4.973cm" svg:x="3.175cm" svg:y="2.338cm" presentation:class="title" presentation:user-transformed="true">
        <draw:text-box>
          <text:p/>
        </draw:text-box>
      </draw:frame>
      <draw:frame draw:name="Shape 112" presentation:style-name="Mpr7" draw:text-style-name="MP9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Shape 113" presentation:style-name="Mpr7" draw:text-style-name="MP9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hape 114" presentation:style-name="Mpr8" draw:text-style-name="MP11" draw:layer="backgroundobjects" svg:width="5.714cm" svg:height="0.76cm" svg:x="17.939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6.931cm" svg:height="9.524cm" svg:x="1.059cm" svg:y="1.93cm" presentation:class="page"/>
        <draw:frame presentation:style-name="Slide_20_de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37"/>
    <meta:generator>LibreOfficeDev/5.1.0.3$Linux_X86_64 LibreOffice_project/</meta:generator>
  </office:meta>
</office:document-meta>
</file>